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6.38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6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column table:style-name="co3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Preis (1 Stk)</text:p>
          </table:table-cell>
          <table:table-cell table:style-name="ce1" office:value-type="string">
            <text:p>Preis</text:p>
          </table:table-cell>
          <table:table-cell table:style-name="ce4" office:value-type="string">
            <text:p>Link</text:p>
          </table:table-cell>
        </table:table-row>
        <table:table-row table:style-name="ro1">
          <table:table-cell office:value-type="string">
            <text:p>32x32 Matrix</text:p>
          </table:table-cell>
          <table:table-cell office:value-type="float" office:value="1">
            <text:p>1</text:p>
          </table:table-cell>
          <table:table-cell office:value-type="currency" office:currency="EUR" office:value="63.02">
            <text:p>€ 63,02</text:p>
          </table:table-cell>
          <table:table-cell table:formula="of:=[.B2]*[.C2]" office:value-type="currency" office:currency="EUR" office:value="63.02">
            <text:p>€ 63,02</text:p>
          </table:table-cell>
          <table:table-cell office:value-type="string">
            <text:p><text:a xlink:href="https://www.amazon.de/Adafruit-RGB-LED-Panel-32x32-Matrix/dp/B00M40XWBI/ref=sr_1_1?ie=UTF8&amp;qid=1489149951&amp;sr=8-1&amp;keywords=32x32+matrix">https://www.amazon.de/Adafruit-RGB-LED-Panel-32x32-Matrix/dp/B00M40XWBI/ref=sr_1_1?ie=UTF8&amp;qid=1489149951&amp;sr=8-1&amp;keywords=32x32+matrix</text:a></text:p>
          </table:table-cell>
        </table:table-row>
        <table:table-row table:style-name="ro1">
          <table:table-cell office:value-type="string">
            <text:p>Arduino Mega</text:p>
          </table:table-cell>
          <table:table-cell office:value-type="float" office:value="1">
            <text:p>1</text:p>
          </table:table-cell>
          <table:table-cell office:value-type="currency" office:currency="EUR" office:value="34.99">
            <text:p>€ 34,99</text:p>
          </table:table-cell>
          <table:table-cell table:formula="of:=[.B3]*[.C3]" office:value-type="currency" office:currency="EUR" office:value="34.99">
            <text:p>€ 34,99</text:p>
          </table:table-cell>
          <table:table-cell office:value-type="string">
            <text:p><text:a xlink:href="https://www.amazon.de/Arduino-Mega-2560-R3-Microcontroller/dp/B0046AMGW0/ref=sr_1_4?ie=UTF8&amp;qid=1489147755&amp;sr=8-4&amp;keywords=arduino+mega">https://www.amazon.de/Arduino-Mega-2560-R3-Microcontroller/dp/B0046AMGW0/ref=sr_1_4?ie=UTF8&amp;qid=1489147755&amp;sr=8-4&amp;keywords=arduino+mega</text:a></text:p>
          </table:table-cell>
        </table:table-row>
        <table:table-row table:style-name="ro1">
          <table:table-cell office:value-type="string">
            <text:p>7 Segment Anzeige</text:p>
          </table:table-cell>
          <table:table-cell office:value-type="float" office:value="1">
            <text:p>1</text:p>
          </table:table-cell>
          <table:table-cell office:value-type="currency" office:currency="EUR" office:value="5.94">
            <text:p>€ 5,94</text:p>
          </table:table-cell>
          <table:table-cell table:formula="of:=[.B4]*[.C4]" office:value-type="currency" office:currency="EUR" office:value="5.94">
            <text:p>€ 5,94</text:p>
          </table:table-cell>
          <table:table-cell office:value-type="string">
            <text:p><text:a xlink:href="http://at.rs-online.com/web/p/led-displays/8134801/">http://at.rs-online.com/web/p/led-displays/8134801/</text:a></text:p>
          </table:table-cell>
        </table:table-row>
        <table:table-row table:style-name="ro1">
          <table:table-cell office:value-type="string">
            <text:p>Ein/Aus Schalter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€ 0,34</text:p>
          </table:table-cell>
          <table:table-cell table:formula="of:=[.B5]*[.C5]" office:value-type="currency" office:currency="EUR" office:value="0.34">
            <text:p>€ 0,34</text:p>
          </table:table-cell>
          <table:table-cell office:value-type="string">
            <text:p><text:a xlink:href="http://at.rs-online.com/web/p/wippschalter/0419794/?searchTerm=419-794&amp;relevancy-data=636F3D3126696E3D4931384E525353746F636B4E756D6265724D504E266C753D656E266D6D3D6D61746368616C6C26706D3D5E283F69292852537C5253207C52532D293F5C647B337D285C73293F5B5C732D2F255C2E2C5D285C73293F5C647B332C347D2426706F3D313426736E3D592673743D52535F53544F434B5F4E554D4245522677633D4E4F4E45267573743D3431392D373934267374613D3034313937393426">http://at.rs-online.com/web/p/wippschalter/0419794/?searchTerm=419-794&amp;relevancy-data=636F3D3126696E3D4931384E525353746F636B4E756D6265724D504E266C753D656E266D6D3D6D61746368616C6C26706D3D5E283F69292852537C5253207C52532D293F5C647B337D285C73293F5B5C732D2F255C2E2C5D285C73293F5C647B332C347D2426706F3D313426736E3D592673743D52535F53544F434B5F4E554D4245522677633D4E4F4E45267573743D3431392D373934267374613D3034313937393426</text:a></text:p>
          </table:table-cell>
        </table:table-row>
        <table:table-row table:style-name="ro2">
          <table:table-cell office:value-type="string">
            <text:p>AS1100PE</text:p>
          </table:table-cell>
          <table:table-cell office:value-type="float" office:value="1">
            <text:p>1</text:p>
          </table:table-cell>
          <table:table-cell/>
          <table:table-cell table:formula="of:=[.B6]*[.C6]" office:value-type="currency" office:currency="EUR" office:value="0">
            <text:p>€ 0,00</text:p>
          </table:table-cell>
          <table:table-cell office:value-type="string">
            <text:p>Amtmann</text:p>
          </table:table-cell>
        </table:table-row>
        <table:table-row table:style-name="ro1">
          <table:table-cell office:value-type="string">
            <text:p>Kontrolltaster</text:p>
          </table:table-cell>
          <table:table-cell office:value-type="float" office:value="16">
            <text:p>16</text:p>
          </table:table-cell>
          <table:table-cell office:value-type="currency" office:currency="EUR" office:value="1.49">
            <text:p>€ 1,49</text:p>
          </table:table-cell>
          <table:table-cell table:formula="of:=[.B7]*[.C7]" office:value-type="currency" office:currency="EUR" office:value="23.84">
            <text:p>€ 23,84</text:p>
          </table:table-cell>
          <table:table-cell office:value-type="string">
            <text:p>http://at.rs-online.com/web/p/tastaturschalter/0102311/?origin=PSF_428099|alt</text:p>
          </table:table-cell>
        </table:table-row>
        <table:table-row table:style-name="ro1">
          <table:table-cell office:value-type="string">
            <text:p>Aktionstaster</text:p>
          </table:table-cell>
          <table:table-cell office:value-type="float" office:value="8">
            <text:p>8</text:p>
          </table:table-cell>
          <table:table-cell office:value-type="currency" office:currency="EUR" office:value="1.43">
            <text:p>€ 1,43</text:p>
          </table:table-cell>
          <table:table-cell table:formula="of:=[.B8]*[.C8]" office:value-type="currency" office:currency="EUR" office:value="11.44">
            <text:p>€ 11,44</text:p>
          </table:table-cell>
          <table:table-cell office:value-type="string">
            <text:p>http://at.rs-online.com/web/p/tastaturschalter/0102248/?origin=PSF_428099|alt</text:p>
          </table:table-cell>
        </table:table-row>
        <table:table-row table:style-name="ro2">
          <table:table-cell table:style-name="Default" table:number-columns-repeated="2"/>
          <table:table-cell table:style-name="ce2" office:value-type="string">
            <text:p>Summe</text:p>
          </table:table-cell>
          <table:table-cell table:formula="of:=SUM([.D2:.D8])" office:value-type="currency" office:currency="EUR" office:value="139.57">
            <text:p>€ 139,57</text:p>
          </table:table-cell>
          <table:table-cell table:style-name="Default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10.03.2017</text:date>, <text:time>13:56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40:23.44</meta:creation-date>
    <meta:generator>OpenOffice/4.1.2$Win32 OpenOffice.org_project/412m3$Build-9782</meta:generator>
    <dc:date>2017-03-10T13:56:15.89</dc:date>
    <meta:editing-duration>PT15M53S</meta:editing-duration>
    <meta:editing-cycles>1</meta:editing-cycles>
    <meta:document-statistic meta:table-count="3" meta:cell-count="42" meta:object-count="0"/>
  </office:meta>
</office:document-meta>
</file>